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Myanmar MN" svg:font-family="'Myanmar MN'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6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6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6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6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6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6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6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6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6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6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6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6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Myanmar MN" svg:font-family="'Myanmar MN'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10/21/2017</text:date>, <text:time>17:4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0-21T17:44:53</dc:date>
    <meta:editing-duration>P3DT44M42S</meta:editing-duration>
    <meta:editing-cycles>66</meta:editing-cycles>
    <meta:generator>OpenOffice/4.1.2$Unix OpenOffice.org_project/412m3$Build-9782</meta:generator>
    <meta:print-date>2017-10-19T14:24:01</meta:print-date>
    <meta:document-statistic meta:table-count="3" meta:cell-count="88" meta:object-count="0"/>
    <meta:user-defined meta:name=""/>
  </office:meta>
</office:document-meta>
</file>